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NewPSMT" fo:font-size="10pt" style:font-name-asian="CourierNewPSMT" style:font-size-asian="10pt" style:font-name-complex="CourierNewPSMT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T1" style:family="text"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T2" style:family="text">
      <style:text-properties fo:color="#000000" style:font-name="CourierNewPSMT" fo:font-size="10pt" style:font-name-asian="CourierNewPSMT" style:font-size-asian="10pt" style:font-name-complex="CourierNewPSM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Welcome to WhirlyGigs!</text:p>
      <text:p text:style-name="P1"><text:tab/>By John and Alan Wostenberg</text:p>
      <text:p text:style-name="P1"><text:tab/>May 2011</text:p>
      <text:p text:style-name="P1"/>
      <text:p text:style-name="P1"><text:tab/>This project requires a language called ruby and a ruby project called gosu.</text:p>
      <text:p text:style-name="P1"/>
      <text:p text:style-name="P1">INSTALLATION How to install ruby and gosu in TWO SIMPLE STEPS:</text:p>
      <text:p text:style-name="P1"/>
      <text:p text:style-name="P1"><text:tab/>Step 1<text:tab/>Install ruby (Macs come with ruby already installed, so you can go on to step 2 if you have one)</text:p>
      <text:p text:style-name="P3"><text:span text:style-name="T1"><text:tab/><text:tab/>Point your browser to </text:span><text:span text:style-name="T2">http://www.ruby-lang.org/en/downloads </text:span><text:span text:style-name="T1">and follow the proper <text:tab/><text:tab/><text:tab/>instructions for your platform. Upon completion, you should have ruby installed.</text:span></text:p>
      <text:p text:style-name="P3"><text:span text:style-name="T1"/></text:p>
      <text:p text:style-name="P1"><text:tab/>Step 2.<text:tab/>(Gosu does NOT come with ruby; you would know if you have it) In a terminal/command line, type:</text:p>
      <text:p text:style-name="P2"><text:tab/><text:tab/>gem install gosu</text:p>
      <text:p text:style-name="P1"><text:tab/><text:tab/>It is now ready to run! Hooray!</text:p>
      <text:p text:style-name="P3"><text:span text:style-name="T1"/></text:p>
      <text:p text:style-name="P3"><text:span text:style-name="T1"><text:tab/><text:tab/>It is pretty simple to run. For Windows, all you should have to do is double-click to get it working. For Linux/other, you need to open a command line and navigate (with the command </text:span><text:span text:style-name="T2">cd</text:span><text:span text:style-name="T1">) to this folder. Type</text:span></text:p>
      <text:p text:style-name="P2">ruby WhirlyGigs.rb</text:p>
      <text:p text:style-name="P3"><text:span text:style-name="T1">That's all! Hope you have fun with this little app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MT" svg:font-family="TimesNewRomanPSMT" style:font-family-generic="roman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27T17:52:30</meta:creation-date>
    <dc:date>2011-05-27T17:56:19</dc:date>
    <meta:editing-duration>PT00H03M50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1" meta:paragraph-count="13" meta:word-count="157" meta:character-count="902"/>
  </office:meta>
</office:document-meta>
</file>